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T1" style:family="text">
      <style:text-properties fo:font-variant="normal" fo:text-transform="none" fo:color="#000000" style:text-line-through-style="none" style:font-name="Times New Roman" fo:font-size="12pt" fo:font-style="normal" style:text-underline-style="none" fo:font-weight="normal" style:text-blinking="false" fo:background-color="#ffffff" style:font-size-asian="12pt" style:font-size-complex="12pt"/>
    </style:style>
    <style:style style:name="T2" style:family="text">
      <style:text-properties fo:font-variant="normal" fo:text-transform="none" fo:color="#000000" style:text-line-through-style="none" style:font-name="Times New Roman" fo:font-size="12pt" style:text-underline-style="none" style:text-blinking="false" fo:background-color="#ffffff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ySQL CheatSheet Jesús Pérez Montes</text:p>
      <text:p text:style-name="Standard"/>
      <text:p text:style-name="Standard">Creación y modificación de bases de datos</text:p>
      <text:p text:style-name="Standard"/>
      <text:p text:style-name="Standard">-Creación de base de datos:</text:p>
      <text:p text:style-name="Standard"><text:tab/>CREATE DATABASE nombre_basedatos;</text:p>
      <text:p text:style-name="Standard"/>
      <text:p text:style-name="Standard"><text:tab/>Ejemplo:</text:p>
      <text:p text:style-name="Standard"><text:tab/>CREATE DATABASE taller;</text:p>
      <text:p text:style-name="Standard"/>
      <text:p text:style-name="Standard">-Seleccionar una base de datos para trabajar en ella:</text:p>
      <text:p text:style-name="Standard"><text:tab/>USE nombre_basedatos;</text:p>
      <text:p text:style-name="Standard"/>
      <text:p text:style-name="Standard"><text:tab/>Ejemplo:</text:p>
      <text:p text:style-name="Standard"><text:tab/>USE taller;</text:p>
      <text:p text:style-name="Standard"/>
      <text:p text:style-name="Standard">-Mostrar el listado de bases de datos existentes:</text:p>
      <text:p text:style-name="Standard"><text:tab/>SHOW DATABASES;</text:p>
      <text:p text:style-name="Standard"/>
      <text:p text:style-name="Standard">-Crear una tabla:</text:p>
      <text:p text:style-name="Standard"><text:tab/>CREATE TABLE nombre_tabla (</text:p>
      <text:p text:style-name="Standard"><text:tab/>nombre_dato1 tipo_dato, </text:p>
      <text:p text:style-name="Standard"><text:tab/>nombre_dato2 tipo_dato,</text:p>
      <text:p text:style-name="Standard"><text:tab/>...);</text:p>
      <text:p text:style-name="Standard"><text:tab/>Así mismo, podemos añadir las claves primarias durante la creación de la tabla.</text:p>
      <text:p text:style-name="Standard"><text:tab/>CREATE TABLE nombre_tabla (</text:p>
      <text:p text:style-name="Standard"><text:tab/>nombre_dato1 tipo_dato PRIMARY KEY, </text:p>
      <text:p text:style-name="Standard"><text:tab/>nombre_dato2 tipo_dato FOREIGN KEY,</text:p>
      <text:p text:style-name="Standard"><text:tab/>...);</text:p>
      <text:p text:style-name="Standard"/>
      <text:p text:style-name="Standard"><text:tab/>También podemos añadir valores por defecto o forzar un valor a ser no nulo, así como poner <text:tab/>un valor automático autoincremental (útil para los id de los registros).</text:p>
      <text:p text:style-name="Standard"><text:tab/>CREATE TABLE nombre_tabla (</text:p>
      <text:p text:style-name="Standard"><text:tab/>nombre_dato1 tipo_dato PRIMARY KEY AUTO_INCREMENT, </text:p>
      <text:p text:style-name="Standard"><text:tab/>nombre_dato2 tipo_dato FOREIGN KEY NOT NULL DEFAULT 1,</text:p>
      <text:p text:style-name="Standard"><text:tab/>...);</text:p>
      <text:p text:style-name="Standard"/>
      <text:p text:style-name="Standard"><text:tab/>Ejemplo:</text:p>
      <text:p text:style-name="Standard"><text:tab/>CREATE TABLE coches (</text:p>
      <text:p text:style-name="Standard"><text:tab/>id_coche int(50) PRIMARY KEY AUTO_INCREMENT;</text:p>
      <text:p text:style-name="Standard"><text:tab/>marca varchar(30) FOREIGN KEY NOT NULL DEFAULT 'Renault'</text:p>
      <text:p text:style-name="Standard"><text:tab/>);</text:p>
      <text:p text:style-name="Standard"/>
      <text:p text:style-name="Standard">-Modificar una tabla: </text:p>
      <text:p text:style-name="Standard"><text:tab/>ALTER TABLE sirve tanto para añadir una columna como para eliminarla, así como añadir <text:tab/>claves primarias y foráneas.</text:p>
      <text:p text:style-name="Standard"><text:tab/></text:p>
      <text:p text:style-name="Standard"><text:tab/>Añadir una columna:</text:p>
      <text:p text:style-name="Standard"><text:tab/>ALTER TABLE nombre_tabla ADD COLUMN nombre_dato3 tipo_dato;</text:p>
      <text:p text:style-name="Standard"><text:tab/>Ejemplo:</text:p>
      <text:p text:style-name="Standard"><text:tab/>ALTER TABLE coches ADD COLUMN modelo varchar(50);</text:p>
      <text:p text:style-name="Standard"/>
      <text:p text:style-name="Standard"><text:soft-page-break/><text:tab/>Eliminar una columna:</text:p>
      <text:p text:style-name="Standard"><text:tab/>ALTER TABLE nombre_tabla DROP COLUMN nombre_dato3;</text:p>
      <text:p text:style-name="Standard"><text:tab/></text:p>
      <text:p text:style-name="Standard"><text:tab/>Ejemplo:</text:p>
      <text:p text:style-name="Standard"><text:tab/>ALTER TABLE coches DROP COLUMN modelo;</text:p>
      <text:p text:style-name="Standard"/>
      <text:p text:style-name="Standard"><text:tab/>Añadir una clave:</text:p>
      <text:p text:style-name="Standard"><text:tab/>Cuando añadimos una clave primaria:</text:p>
      <text:p text:style-name="Standard"><text:tab/>ALTER TABLE coches ADD PRIMARY KEY (nombre_tabla);</text:p>
      <text:p text:style-name="Standard"><text:tab/>Cuando añadimos una clave foránea:</text:p>
      <text:p text:style-name="Standard"><text:tab/>ALTER TABLE coches ADD FOREIGN KEY (nombre_tabla) </text:p>
      <text:p text:style-name="Standard"><text:tab/>REFERENCES tabla_referenciada (nombre_campo_tabla referenciada);</text:p>
      <text:p text:style-name="Standard"><text:tab/>Opciones de actualizado automático:</text:p>
      <text:p text:style-name="Standard"><text:tab/></text:p>
      <text:p text:style-name="Standard"><text:tab/>Al borrar el campo de referencia:</text:p>
      <text:p text:style-name="Standard"><text:tab/>ON DELETE</text:p>
      <text:p text:style-name="Standard"/>
      <text:p text:style-name="Standard"><text:tab/>Al modificar el campo de referencia :</text:p>
      <text:p text:style-name="Standard"><text:tab/>ON UPDATE</text:p>
      <text:p text:style-name="Standard"/>
      <text:p text:style-name="Standard"><text:tab/>Realizar la misma acción que en el campo referenciado:</text:p>
      <text:p text:style-name="Standard"><text:tab/>CASCADE</text:p>
      <text:p text:style-name="Standard"><text:tab/>Poner el valor a nulo:</text:p>
      <text:p text:style-name="Standard"><text:tab/>SET NULL</text:p>
      <text:p text:style-name="Standard"><text:tab/></text:p>
      <text:p text:style-name="Standard"><text:tab/>Ejemplo:</text:p>
      <text:p text:style-name="Standard"><text:tab/>ALTER TABLE coches ADD FOREIGN KEY (modelo) </text:p>
      <text:p text:style-name="Standard"><text:tab/>REFERENCES tabla_referenciada (nombre_campo_tabla_referenciada) </text:p>
      <text:p text:style-name="Standard"><text:tab/>ON DELETE SET NULL ON UPDATE CASCADE;</text:p>
      <text:p text:style-name="Standard"><text:tab/></text:p>
      <text:p text:style-name="Standard"><text:tab/>Mostrar los datos de una tabla:</text:p>
      <text:p text:style-name="Standard"><text:tab/>DESCRIBE nombre_tabla;</text:p>
      <text:p text:style-name="Standard"><text:tab/>Esto muestra todos los campos de una tabla, con nombre y tipo de dato.</text:p>
      <text:p text:style-name="Standard"/>
      <text:p text:style-name="Standard"><text:tab/>Insertar registros en la tabla:</text:p>
      <text:p text:style-name="Standard"><text:tab/>INSERT INTO nombre_tabla VALUES (valor1, valor2, valor3,...);</text:p>
      <text:p text:style-name="Standard"/>
      <text:p text:style-name="Standard"><text:tab/>Los valores introducidos no tienen por que ser todos, podemos acotar la selección de los <text:tab/>valores a introducir en caso de tener valores autonuméricos o cualquier otra razón, de la <text:tab/>siguiente manera:</text:p>
      <text:p text:style-name="Standard"><text:tab/><text:bookmark text:name="docs-internal-guid-639c178e-7fff-5330-82d8-68d1ac0146af"/><text:span text:style-name="T1">INSERT INTO</text:span><text:span text:style-name="T2"> nombre_tabla</text:span><text:span text:style-name="T1"> (nombre_dato2, nombre_dato3) VALUES</text:span><text:span text:style-name="T2"> </text:span></text:p>
      <text:p text:style-name="P1"><text:tab/>(valor2, valor3), </text:p>
      <text:p text:style-name="P1"><text:tab/>(valor2, valor3), </text:p>
      <text:p text:style-name="P1"><text:tab/>(valor2, valor3);</text:p>
      <text:p text:style-name="P1"><text:tab/>Cada juego de paréntesis pertenece a un registro.</text:p>
      <text:p text:style-name="Standard"><text:tab/></text:p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soft-page-break/><text:tab/>Ejemplo:</text:p>
      <text:p text:style-name="Standard"><text:tab/><text:span text:style-name="T1">INSERT INTO</text:span><text:span text:style-name="T2"> coches</text:span><text:span text:style-name="T1"> (marca, modelo) VALUES</text:span><text:span text:style-name="T2"> </text:span></text:p>
      <text:p text:style-name="P1"><text:tab/>('Volkswagen', 'Passat'), </text:p>
      <text:p text:style-name="P1"><text:tab/>('Peugeot', '206'), </text:p>
      <text:p text:style-name="P1"><text:tab/>('SEAT', 'Panda');</text:p>
      <text:p text:style-name="Standard"><text:tab/></text:p>
      <text:p text:style-name="Standard"><text:tab/>-Borrar un registro:</text:p>
      <text:p text:style-name="Standard"><text:tab/>DELETE * FROM nombre_tabla </text:p>
      <text:p text:style-name="Standard"><text:tab/>WHERE condición;</text:p>
      <text:p text:style-name="Standard"/>
      <text:p text:style-name="Standard"><text:tab/>WHERE es el comando para establecer condiciones, se utiliza tanto en este caso, como en <text:tab/>las consultas, en ellas se pone a prueba una condición (a menudo una comparación de datos <text:tab/>de un registro, bien entre ellos o con un criterio de búsqueda) y solo devuelve los resultados <text:tab/>en los que dicha comparación es cierta.</text:p>
      <text:p text:style-name="Standard"><text:tab/></text:p>
      <text:p text:style-name="Standard"><text:tab/>Ejemplo:</text:p>
      <text:p text:style-name="Standard"><text:tab/></text:p>
      <text:p text:style-name="Standard"><text:tab/>DELETE * FROM coches </text:p>
      <text:p text:style-name="Standard"><text:tab/>WHERE id_coche=1;</text:p>
      <text:p text:style-name="Standard"/>
      <text:p text:style-name="Standard"><text:tab/>-Editar el valor de los registros de una columna:</text:p>
      <text:p text:style-name="Standard"><text:tab/>UPDATE nombre_tabla SET nombre_dato=valor_dato </text:p>
      <text:p text:style-name="Standard"><text:tab/>WHERE condición;</text:p>
      <text:p text:style-name="Standard"/>
      <text:p text:style-name="Standard"><text:tab/>Ejemplo:</text:p>
      <text:p text:style-name="Standard"><text:tab/>UPDATE coches SET marca='SEAT' WHERE id_coche=1;</text:p>
      <text:p text:style-name="Standard"/>
      <text:p text:style-name="Standard"><text:tab/>-Borrar una tabla:</text:p>
      <text:p text:style-name="Standard"><text:tab/>DROP TABLE nombre_tabla;</text:p>
      <text:p text:style-name="Standard"><text:tab/></text:p>
      <text:p text:style-name="Standard"><text:tab/>Ejemplo: </text:p>
      <text:p text:style-name="Standard"><text:tab/>DROP TABLE coches;</text:p>
      <text:p text:style-name="Standard"/>
      <text:p text:style-name="Standard"><text:tab/>-Borrar los registros de una tabla sin modificar la estructura de la tabla:</text:p>
      <text:p text:style-name="Standard"><text:tab/>TRUNCATE TABLE nombre_tabla;</text:p>
      <text:p text:style-name="Standard"><text:tab/></text:p>
      <text:p text:style-name="Standard"><text:tab/>-Borrar una base de datos:</text:p>
      <text:p text:style-name="Standard"><text:tab/>DROP DATABASE nombre_basedatos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Consultas:</text:p>
      <text:p text:style-name="Standard"><text:tab/>Utilizando el comando SELECT, y añadiendo los datos que queremos obtener, así como las <text:tab/>condiciones para los datos que queremos, podemos hacer consultas a la base de datos para <text:tab/>así poder manejar los datos mas convenientemente que explorando toda la base de datos <text:tab/>cada vez.</text:p>
      <text:p text:style-name="Standard"/>
      <text:p text:style-name="Standard"><text:tab/>SELECT * FROM nombre_tabla </text:p>
      <text:p text:style-name="Standard"><text:tab/>WHERE nombre_dato LIKE 'valor';</text:p>
      <text:p text:style-name="Standard"/>
      <text:p text:style-name="Standard"><text:tab/>El asterisco * se usa para seleccionar todos los datos del registro cuando las condiciones se <text:tab/>cumplan, podemos elegir los datos así:</text:p>
      <text:p text:style-name="Standard"><text:tab/></text:p>
      <text:p text:style-name="Standard"><text:tab/>SELECT nombre_dato1, nombre_dato2 FROM nombre_tabla </text:p>
      <text:p text:style-name="Standard"><text:tab/>WHERE nombre_dato&lt;valor;</text:p>
      <text:p text:style-name="Standard"/>
      <text:p text:style-name="Standard"><text:tab/></text:p>
      <text:p text:style-name="Standard"/>
      <text:p text:style-name="Standard"><text:tab/>Ejemplo:</text:p>
      <text:p text:style-name="Standard"><text:tab/>SELECT marca, modelo FROM coches </text:p>
      <text:p text:style-name="Standard"><text:tab/>WHERE color='Azul';</text:p>
      <text:p text:style-name="Standard"/>
      <text:p text:style-name="Standard"><text:tab/>LIMIT se utiliza para limitar la cantidad de registros obtenidos a cuantos queramos. </text:p>
      <text:p text:style-name="Standard"/>
      <text:p text:style-name="Standard"><text:tab/>Ejemplo:</text:p>
      <text:p text:style-name="Standard"><text:tab/>SELECT marca, modelo FROM coches </text:p>
      <text:p text:style-name="Standard"><text:tab/>WHERE marca='Peugeot' LIMIT 1;</text:p>
      <text:p text:style-name="Standard"/>
      <text:p text:style-name="Standard"><text:tab/>Con ORDER BY podemos ordenar los registros en función de los datos (uno o varios) que <text:tab/>escojamos. Si añadimos DESC tras la elección de dato/s, el orden sera descendente. Al elegir <text:tab/>los datos, la prioridad sera el orden tras el ORDER BY, sea cual sea el orden de los datos al <text:tab/>mostrarse con el SELECT.</text:p>
      <text:p text:style-name="Standard"/>
      <text:p text:style-name="Standard"><text:tab/>Ejemplo:</text:p>
      <text:p text:style-name="Standard"><text:tab/>SELECT marca, modelo FROM coches </text:p>
      <text:p text:style-name="Standard"><text:tab/>WHERE marca='Peugeot' </text:p>
      <text:p text:style-name="Standard"><text:tab/>ORDER BY modelo DESC;<text:tab/></text:p>
      <text:p text:style-name="Standard"/>
      <text:p text:style-name="Standard"><text:tab/>GROUP BY nos permite agrupar los resultados en función de un tipo de dato, esto es útil <text:tab/>cuando queremos contar cierta cantidad de resultados, en lugar de mostrar una lista de <text:tab/>registros.</text:p>
      <text:p text:style-name="Standard"/>
      <text:p text:style-name="Standard"><text:tab/>Ejemplo: </text:p>
      <text:p text:style-name="Standard"><text:tab/>SELECT color COUNT(*) FROM coches WHERE marca='Volkswagen' GROUP BY color;</text:p>
      <text:p text:style-name="Standard"/>
      <text:p text:style-name="Standard"><text:tab/>El resultado de esta consulta sería la cantidad de coches de cada color de la marca <text:tab/>Volkswagen.</text:p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tab/>Subconsultas:</text:p>
      <text:p text:style-name="Standard"><text:tab/>Una subconsulta consiste en una consulta dentro de otra, que genera un valor que suele usarse en las condiciones del WHERE de la consulta en la que se encuentra. Hay 3 técnicas para hacer subconsultas y pueden unirse en cualquier combinación para obtener los datos como necesitemos.</text:p>
      <text:p text:style-name="Standard"/>
      <text:p text:style-name="Standard"><text:tab/>Las técnicas son: </text:p>
      <text:p text:style-name="Standard"><text:tab/>-Tablas unidas:</text:p>
      <text:p text:style-name="Standard"><text:tab/>Seleccionando datos de varias tablas y e identificando cada dato con su tabla de forma <text:tab/>nombre_tabla.nombre_dato, podemos comparar unos datos con otros a la hora de crear las <text:tab/>condiciones. <text:tab/></text:p>
      <text:p text:style-name="Standard"/>
      <text:p text:style-name="Standard"><text:tab/>Ejemplo:</text:p>
      <text:p text:style-name="Standard"><text:tab/>SELECT conductores.nombre, coches.marca, coches.modelo FROM coches, conductores</text:p>
      <text:p text:style-name="Standard"><text:tab/>WHERE coches.color='Rojo';</text:p>
      <text:p text:style-name="Standard"/>
      <text:p text:style-name="Standard"><text:tab/>Obtenemos como resultado el nombre del conductor, marca y modelo de todos los coches <text:tab/>rojos.</text:p>
      <text:p text:style-name="Standard"/>
      <text:p text:style-name="Standard"><text:tab/>Ejemplo 2:</text:p>
      <text:p text:style-name="Standard"><text:tab/>SELECT conductores.nombre, coches.marca, coches.modelo FROM coches, conductores</text:p>
      <text:p text:style-name="Standard"><text:tab/>WHERE conductores.nombre LIKE 'Juan' AND coches.color='Verde';</text:p>
      <text:p text:style-name="Standard"><text:tab/></text:p>
      <text:p text:style-name="Standard"><text:tab/>Obtenemos como resultado el nombre del conductor, marca y modelo de todos los coches <text:tab/>verdes cuyo conductor se llame Juan.</text:p>
      <text:p text:style-name="Standard"/>
      <text:p text:style-name="Standard"><text:tab/>-Consultas anidadas:</text:p>
      <text:p text:style-name="Standard"><text:tab/>Esta técnica es la mas conocida comúnmente como subconsulta simplemente.</text:p>
      <text:p text:style-name="Standard"><text:tab/>Se realiza directamente metiendo la consulta dentro de unos paréntesis en lugar del dato.</text:p>
      <text:p text:style-name="Standard"/>
      <text:p text:style-name="Standard"><text:tab/>Ejemplo:</text:p>
      <text:p text:style-name="Standard"><text:tab/>SELECT * FROM conductores </text:p>
      <text:p text:style-name="Standard"><text:tab/>WHERE id_coche=(</text:p>
      <text:p text:style-name="Standard"><text:tab/><text:tab/>SELECT id_coche FROM conductores </text:p>
      <text:p text:style-name="Standard"><text:tab/><text:tab/>WHERE marca LIKE 'Peugeot' </text:p>
      <text:p text:style-name="Standard"><text:tab/><text:tab/>AND anio_matricula&gt;2000</text:p>
      <text:p text:style-name="Standard"><text:tab/>);</text:p>
      <text:p text:style-name="Standard"/>
      <text:p text:style-name="Standard"><text:tab/>-JOIN:</text:p>
      <text:p text:style-name="Standard"><text:tab/>SELECT * FROM nombre_tabla INNER JOIN nombre_tabla2 </text:p>
      <text:p text:style-name="Standard"><text:tab/>ON nombre_tabla1.nombre_dato = nombre_tabla2.nombre_dato;</text:p>
      <text:p text:style-name="Standard"/>
      <text:p text:style-name="Standard"><text:tab/>Los JOIN permiten unir tablas de dos en dos, y elegir los datos de las tablas en funcion de si <text:tab/>se cruzan o no. Los hay de cuatro tipos:</text:p>
      <text:p text:style-name="Standard"/>
      <text:p text:style-name="Standard"><text:tab/>INNER JOIN</text:p>
      <text:p text:style-name="Standard"><text:tab/>Este JOIN selecciona solamente los datos que se encuentren presentes en ambas tablas.</text:p>
      <text:p text:style-name="Standard"/>
      <text:p text:style-name="Standard"><text:tab/>OUTER JOIN</text:p>
      <text:p text:style-name="Standard"><text:tab/>Este JOIN selecciona todos los datos de ambas tablas.</text:p>
      <text:p text:style-name="Standard"><text:soft-page-break/><text:tab/>LEFT JOIN</text:p>
      <text:p text:style-name="Standard"><text:tab/>Este JOIN selecciona todos los datos de la primera tabla (justo después del FROM y antes <text:tab/>del JOIN), y solo los que coincidan de la segunda.</text:p>
      <text:p text:style-name="Standard"/>
      <text:p text:style-name="Standard"><text:tab/>RIGHT JOIN</text:p>
      <text:p text:style-name="Standard"><text:tab/>Al contrario que el anterior, este JOIN selecciona solo los datos coincidentes de la primera <text:tab/>tabla, y todos los datos de la segun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glash Slay</meta:initial-creator>
    <meta:creation-date>2019-03-20T21:04:55.14</meta:creation-date>
    <dc:date>2019-03-21T00:43:52.54</dc:date>
    <dc:creator>Orglash Slay</dc:creator>
    <meta:editing-duration>PT2M55S</meta:editing-duration>
    <meta:editing-cycles>2</meta:editing-cycles>
    <meta:generator>OpenOffice/4.1.4$Win32 OpenOffice.org_project/414m5$Build-9788</meta:generator>
    <meta:document-statistic meta:table-count="0" meta:image-count="0" meta:object-count="0" meta:page-count="6" meta:paragraph-count="171" meta:word-count="1066" meta:character-count="7249"/>
  </office:meta>
</office:document-meta>
</file>